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officeooo:paragraph-rsid="001f4a75"/>
    </style:style>
    <style:style style:name="P3" style:family="paragraph" style:parent-style-name="Standard">
      <style:paragraph-properties fo:padding="0.0291in" fo:border-left="none" fo:border-right="none" fo:border-top="none" fo:border-bottom="0.0008in solid #000000" style:join-border="false"/>
    </style:style>
    <style:style style:name="P4" style:family="paragraph" style:parent-style-name="Standard" style:list-style-name="L1"/>
    <style:style style:name="P5" style:family="paragraph" style:parent-style-name="Standard">
      <style:text-properties style:text-line-through-style="solid"/>
    </style:style>
    <style:style style:name="P6" style:family="paragraph" style:parent-style-name="Standard">
      <style:text-properties officeooo:paragraph-rsid="00208042"/>
    </style:style>
    <style:style style:name="P7" style:family="paragraph" style:parent-style-name="Standard">
      <style:text-properties officeooo:paragraph-rsid="00220b31"/>
    </style:style>
    <style:style style:name="P8" style:family="paragraph" style:parent-style-name="Standard">
      <style:text-properties officeooo:paragraph-rsid="0022451f"/>
    </style:style>
    <style:style style:name="P9" style:family="paragraph" style:parent-style-name="Standard">
      <style:text-properties officeooo:paragraph-rsid="001c4aba"/>
    </style:style>
    <style:style style:name="P10" style:family="paragraph" style:parent-style-name="Standard">
      <style:text-properties officeooo:paragraph-rsid="0023ca0d"/>
    </style:style>
    <style:style style:name="P11" style:family="paragraph" style:parent-style-name="Standard">
      <style:text-properties officeooo:paragraph-rsid="002584f4"/>
    </style:style>
    <style:style style:name="P1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fo:font-weight="bold" officeooo:paragraph-rsid="002584f4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officeooo:paragraph-rsid="00264a8f"/>
    </style:style>
    <style:style style:name="T1" style:family="text">
      <style:text-properties officeooo:rsid="001f3089"/>
    </style:style>
    <style:style style:name="T2" style:family="text">
      <style:text-properties officeooo:rsid="001f4a75"/>
    </style:style>
    <style:style style:name="T3" style:family="text">
      <style:text-properties officeooo:rsid="00208042"/>
    </style:style>
    <style:style style:name="T4" style:family="text">
      <style:text-properties style:text-line-through-style="solid"/>
    </style:style>
    <style:style style:name="T5" style:family="text">
      <style:text-properties style:text-line-through-style="solid" style:text-overline-style="none" style:text-overline-color="font-color"/>
    </style:style>
    <style:style style:name="T6" style:family="text">
      <style:text-properties style:text-line-through-style="solid" officeooo:rsid="0023ca0d" style:text-overline-style="none" style:text-overline-color="font-color"/>
    </style:style>
    <style:style style:name="T7" style:family="text">
      <style:text-properties officeooo:rsid="00220b31"/>
    </style:style>
    <style:style style:name="T8" style:family="text">
      <style:text-properties officeooo:rsid="0022451f"/>
    </style:style>
    <style:style style:name="T9" style:family="text">
      <style:text-properties officeooo:rsid="0023ca0d"/>
    </style:style>
    <style:style style:name="T10" style:family="text">
      <style:text-properties officeooo:rsid="002584f4"/>
    </style:style>
    <style:style style:name="T11" style:family="text">
      <style:text-properties fo:font-style="italic"/>
    </style:style>
    <style:style style:name="T12" style:family="text">
      <style:text-properties style:font-style-asian="italic"/>
    </style:style>
    <style:style style:name="T13" style:family="text">
      <style:text-properties style:font-style-complex="italic"/>
    </style:style>
    <style:style style:name="T14" style:family="text">
      <style:text-properties officeooo:rsid="00264a8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ructions for compiling CVIEW on Windows <text:span text:style-name="T3">7</text:span> <text:span text:style-name="T1">as of </text:span><text:span text:style-name="T3">January 28, 2011</text:span></text:p>
      <text:p text:style-name="Standard"/>
      <text:p text:style-name="Standard">I have only tested this so far on Windows <text:span text:style-name="T4">XP</text:span> <text:span text:style-name="T3">7.</text:span></text:p>
      <text:p text:style-name="Standard"/>
      <text:p text:style-name="Standard">Download GNUstep for windows (<text:a xlink:type="simple" xlink:href="http://www.gnustep.org/experience/Windows.html">http://www.gnustep.org/experience/Windows.html</text:a>) in the correct order <text:span text:style-name="T1">(versions as of this writing)</text:span>:</text:p>
      <text:list xml:id="list2049408244" text:style-name="L1">
        <text:list-item>
          <text:p text:style-name="P4">GNUstep System <text:span text:style-name="T1">(Stable - 0.25.1)</text:span></text:p>
        </text:list-item>
        <text:list-item>
          <text:p text:style-name="P4">GNUstep Core <text:span text:style-name="T1">(Stable – 0.25.0)</text:span></text:p>
        </text:list-item>
        <text:list-item>
          <text:p text:style-name="P4">CNUsetp Devel <text:span text:style-name="T1">(Stable – 1.1.1)</text:span></text:p>
        </text:list-item>
      </text:list>
      <text:p text:style-name="Standard"/>
      <text:p text:style-name="Standard">The two other packages should not be required.</text:p>
      <text:p text:style-name="Standard"/>
      <text:p text:style-name="P1">*special note on paths: <text:s/>Be very careful when downloading software to be compiled and installed on mingw. <text:s/>You should make sure you don't download to a path like: C:\Documents and Settings\ because of the spaces in the pathname. <text:s/>Windows applications seem fine with it, but linux paths don't allow for spaces, so some configure scripts/software might not handle those spaces so well. <text:s/>Instead create a new folder like C:\mystuff <text:s/><text:span text:style-name="T1">and </text:span>download/compile from that location.</text:p>
      <text:p text:style-name="Standard"/>
      <text:p text:style-name="Standard">Then create a folder C:\min</text:p>
      <text:p text:style-name="Standard"/>
      <text:p text:style-name="Standard"><text:span text:style-name="T4">Download </text:span><text:a xlink:type="simple" xlink:href="http://ftp.gnu.org/gnu/wget/wget-latest.tar.bz2"><text:span text:style-name="T4">http://ftp.gnu.org/gnu/wget/wget-latest.tar.bz2</text:span></text:a><text:span text:style-name="T4"> to C:\min</text:span></text:p>
      <text:p text:style-name="Standard"/>
      <text:p text:style-name="Standard">Point to Start-&gt;Programs-&gt;GNUstep-&gt;shell (this should open up a mingw shell)</text:p>
      <text:p text:style-name="Standard"/>
      <text:p text:style-name="Standard">From this point all we should have to do download and compile from source all the dependencies required by CVIEW.</text:p>
      <text:p text:style-name="Standard"/>
      <text:p text:style-name="Standard">cd /c #this may be different on your machine, but this should be the C:\ <text:s/>drive on windows</text:p>
      <text:p text:style-name="Standard"/>
      <text:p text:style-name="P7"><text:span text:style-name="T10">Download </text:span><text:span text:style-name="T7">freeglut for mingw from: </text:span><text:a xlink:type="simple" xlink:href="http://www.martinpayne.me.uk/software/development/GLUT/freeglut-MinGW.zip"><text:span text:style-name="T7">http://www.martinpayne.me.uk/software/development/GLUT/freeglut-MinGW.zip</text:span></text:a></text:p>
      <text:p text:style-name="P8"><text:span text:style-name="T8">unzip to a directory (without spaces) say for example you put it in: /</text:span><text:span text:style-name="T10">install</text:span><text:span text:style-name="T8">/freeglut</text:span></text:p>
      <text:p text:style-name="P8"><text:span text:style-name="T8"/></text:p>
      <text:p text:style-name="Standard">download <text:a xlink:type="simple" xlink:href="http://mirror.cinquix.com/pub/savannah/freetype/freetype-2.3.11.tar.bz2">http://mirror.cinquix.com/pub/savannah/freetype/freetype-2.3.11.tar.bz2</text:a></text:p>
      <text:p text:style-name="P12">tar xjvf freetype-2.3.11.tar.bz2</text:p>
      <text:p text:style-name="P12">cd freetype-2.3.11</text:p>
      <text:p text:style-name="P14">./configure &amp;&amp; make &amp;&amp; make install</text:p>
      <text:p text:style-name="P11"><text:span text:style-name="T10">This should install freetype-config to /usr/local/bin/freetype-config.</text:span></text:p>
      <text:p text:style-name="P13"><text:span text:style-name="T10">export PATH=”/usr/local/bin:$PATH” </text:span></text:p>
      <text:p text:style-name="Standard"/>
      <text:p text:style-name="P15"><text:span text:style-name="T10">download ftgl, </text:span><text:span text:style-name="T14">follow the steps on: </text:span><text:a xlink:type="simple" xlink:href="http://www.pitt.edu/~mwr12/compcorner/linuxstuff/ftgl.html"><text:span text:style-name="T14">http://www.pitt.edu/~mwr12/compcorner/linuxstuff/ftgl.html</text:span></text:a></text:p>
      <text:p text:style-name="P15"><text:span text:style-name="T14">to build ftgl on mingw </text:span></text:p>
      <text:p text:style-name="P5">ImageMagick has a Binary Release for mingw, which is nice for us so we don't have to compile it :-)</text:p>
      <text:p text:style-name="Standard"><text:a xlink:type="simple" xlink:href="http://www.imagemagick.org/script/binary-releases.php"><text:span text:style-name="T4">http://www.imagemagick.org/script/binary-releases.php</text:span></text:a></text:p>
      <text:p text:style-name="Standard"><text:span text:style-name="T4">or just download </text:span><text:a xlink:type="simple" xlink:href="http://www.imagemagick.org/download/binaries/ImageMagick-i686-pc-mingw32.tar.gz"><text:span text:style-name="T4">http://www.imagemagick.org/download/binaries/ImageMagick-i686-pc-mingw32.tar.gz</text:span></text:a><text:span text:style-name="T4"> to C:\min</text:span></text:p>
      <text:p text:style-name="P5"><text:soft-page-break/>follow the instructions on the ImageMagick binary release page to set the appropriate environment variables (add those instructions)</text:p>
      <text:p text:style-name="P9"><text:span text:style-name="T5">export PKG_CONFIG_PATH=/c/min/ImageMagic*/lib/pkgconfig;</text:span></text:p>
      <text:p text:style-name="P10"><text:span text:style-name="T6">Act</text:span></text:p>
      <text:p text:style-name="P10"><text:span text:style-name="T6">jfweo</text:span></text:p>
      <text:p text:style-name="P10"><text:span text:style-name="T6"/></text:p>
      <text:p text:style-name="P10">ImageMagick has a Binary Release for mingw, which is nice for us so we don't have to compile it :-)</text:p>
      <text:p text:style-name="P10"><text:a xlink:type="simple" xlink:href="http://www.imagemagick.org/script/binary-releases.php">http://www.imagemagick.org/script/binary-releases.php</text:a></text:p>
      <text:p text:style-name="P10"><text:span text:style-name="T9">Just install the binary files (both static and dll version) to some directory like C:/ImageMagic-6.7.7-Q16 (without spaces)</text:span></text:p>
      <text:p text:style-name="P10"><text:span text:style-name="T9">Note the include path: for example c:/ImageMagick-6.7.7-Q16/include and the </text:span></text:p>
      <text:p text:style-name="P10"><text:span text:style-name="T9"/></text:p>
      <text:p text:style-name="P10"><text:span text:style-name="T9"/></text:p>
      <text:p text:style-name="P10"><text:span text:style-name="T9">install</text:span> GTK+ for windows:</text:p>
      <text:p text:style-name="Standard">http://sourceforge.net/projects/gimp-win/files/Obsolete/</text:p>
      <text:p text:style-name="Standard"/>
      <text:p text:style-name="Standard">#this link might be bad, but worked at time of use. <text:s/>This is ftgl-2.1.3</text:p>
      <text:p text:style-name="Standard">wget <text:a xlink:type="simple" xlink:href="http://downloads.sourceforge.net/project/ftgl/FTGL%20Source/2.1.3%7Erc5/ftgl-2.1.3-rc5.tar.gz?use_mirror=iweb">http://downloads.sourceforge.net/project/ftgl/FTGL%20Source/2.1.3%7Erc5/ftgl-2.1.3-rc5.tar.gz?use_mirror=iweb</text:a></text:p>
      <text:p text:style-name="Standard">cd ftgl-2.1.3~r</text:p>
      <text:p text:style-name="Standard">mingw is a little weird because it put the opengl libraries in a weird place (or maybe GNUstep did that...). <text:s/>On my system, I ran:</text:p>
      <text:p text:style-name="Standard">find / -name “*glu*”</text:p>
      <text:p text:style-name="Standard">/mingw/include/GL/glu.h</text:p>
      <text:p text:style-name="Standard">/mingw/lib/libglu32.a</text:p>
      <text:p text:style-name="Standard">/mingw/lib/libglut.a</text:p>
      <text:p text:style-name="Standard">/mingw/lib/libglut32.a</text:p>
      <text:p text:style-name="Standard"/>
      <text:p text:style-name="Standard">So it put those libraries under /mingw/lib, which is a pain because we have to now pass special parameters to the configure script:</text:p>
      <text:p text:style-name="Standard">./configure –with-gl-lib=/mingw/lib </text:p>
      <text:p text:style-name="Standard"><text:span text:style-name="T3">./configure CPPFLAGS=-I/mingw/include LDFLAGS=-L/mingw/lib</text:span></text:p>
      <text:p text:style-name="Standard">If that works then we can run:</text:p>
      <text:p text:style-name="P6">make</text:p>
      <text:p text:style-name="P6"><text:span text:style-name="T3">It that builds without any errors</text:span></text:p>
      <text:p text:style-name="P6">&amp;&amp; make install</text:p>
      <text:p text:style-name="Standard"/>
      <text:p text:style-name="Standard"/>
      <text:p text:style-name="P3"/>
      <text:p text:style-name="Standard"/>
      <text:p text:style-name="P2"><text:span text:style-name="T2">To run the CVIEW binary that is created, you need to download </text:span>the Microsoft Visual C++ 2008 Redistributable Package at:</text:p>
      <text:p text:style-name="P2"><text:a xlink:type="simple" xlink:href="http://www.microsoft.com/downloads/details.aspx?familyid=9b2da534-3e03-4391-8a4d-074b9f2bc1bf&amp;displaylang=en">http://www.microsoft.com/downloads/details.aspx?familyid=9b2da534-3e03-4391-8a4d-074b9f2bc1bf&amp;displaylang=en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ock Erwin</meta:initial-creator>
    <meta:creation-date>2009-12-31T07:57:08</meta:creation-date>
    <dc:date>2011-01-31T10:39:51</dc:date>
    <meta:editing-duration>PT825H50M01S</meta:editing-duration>
    <meta:editing-cycles>10</meta:editing-cycles>
    <meta:generator>OpenOffice.org/3.2$Unix OpenOffice.org_project/320m19$Build-9505</meta:generator>
    <meta:document-statistic meta:table-count="0" meta:image-count="0" meta:object-count="0" meta:page-count="2" meta:paragraph-count="54" meta:word-count="467" meta:character-count="3666"/>
    <dc:creator>Brock Erwin</dc:creator>
  </office:meta>
</office:document-meta>
</file>